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Mono"/>
    </style:style>
    <style:style style:name="T3" style:family="text">
      <style:text-properties style:font-name="Liberation Sans1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base Migration with Alembic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ll your database are belong to u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: Jobqueing databa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asks: </text:p>
                <text:list>
                  <text:list-item>
                    <text:p>Processing hundreds of files via PBS jobs on grinder nodes</text:p>
                  </text:list-item>
                  <text:list-item>
                    <text:p>Set of files to be processed continually expands (e.g., downscaled)</text:p>
                  </text:list-item>
                  <text:list-item>
                    <text:p>PBS jobs are processed asynchronously</text:p>
                  </text:list-item>
                </text:list>
              </text:list-item>
              <text:list-item>
                <text:p>Problems: </text:p>
                <text:list>
                  <text:list-item>
                    <text:p>Managing the queueing of PBS jobs</text:p>
                  </text:list-item>
                  <text:list-item>
                    <text:p>Keeping track of the processing status of each file</text:p>
                  </text:list-item>
                </text:list>
              </text:list-item>
              <text:list-item>
                <text:p>Solution:</text:p>
                <text:list>
                  <text:list-item>
                    <text:p>Manage our own queue of files to be queued to grinder nodes with ... </text:p>
                    <text:list>
                      <text:list-item>
                        <text:p>A ==&gt;&gt; <text:span text:style-name="T1">database</text:span> &lt;&lt;==</text:p>
                      </text:list-item>
                      <text:list-item>
                        <text:p>Handy dandy Python scrip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QLAlchem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a xlink:href="https://www.sqlalchemy.org/" xlink:type="simple">SQLAlchemy</text:a> is a Python SQL toolkit and Object Relational Mapper (ORM)</text:p>
              </text:list-item>
              <text:list-item>
                <text:p>An ORM maps between the native object relational view of the database and an object-oriented view in program code</text:p>
              </text:list-item>
              <text:list-item>
                <text:p>TL;DR (but a bit oversimplified): </text:p>
                <text:list>
                  <text:list-item>
                    <text:p>classes represent your tables</text:p>
                  </text:list-item>
                  <text:list-item>
                    <text:p>ORM manages mapping between classes and tables</text:p>
                  </text:list-item>
                  <text:list-item>
                    <text:p>lots of convenient, db engine independent tooling for forming and executing queries</text:p>
                  </text:list-item>
                  <text:list-item>
                    <text:p>SQLAlchemy in particular is brilli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 Proble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Requirements change … database schemas change</text:p>
              </text:list-item>
              <text:list-item>
                <text:p>Painful and error-prone to manage schema changes ad-hoc, especially if you ever wish to revert changes … and you will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base Migr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wo kinds:</text:p>
                <text:list>
                  <text:list-item>
                    <text:p>Schema migration</text:p>
                  </text:list-item>
                  <text:list-item>
                    <text:p>Data migration</text:p>
                  </text:list-item>
                </text:list>
              </text:list-item>
              <text:list-item>
                <text:p>Schema migration: management of <text:span text:style-name="T1">incremental, reversible</text:span> changes to relational database schemas</text:p>
              </text:list-item>
              <text:list-item>
                <text:p>Data migration: movement of data between or within databases</text:p>
                <text:list>
                  <text:list-item>
                    <text:p>schema migration can entail data mi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 Solu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lever persons have invented tools to manage database migrations … </text:p>
              </text:list-item>
              <text:list-item>
                <text:p>Migration history stored in a (the) database</text:p>
              </text:list-item>
              <text:list-item>
                <text:p>Tools to automate or at least discipline the process of migration</text:p>
                <text:list>
                  <text:list-item>
                    <text:p>mutating your schema</text:p>
                  </text:list-item>
                  <text:list-item>
                    <text:p>moving your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embic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a xlink:href="http://alembic.zzzcomputing.com/en/latest/" xlink:type="simple">Alembic</text:a> is a Python database migration package</text:p>
              </text:list-item>
              <text:list-item>
                <text:p>Based on SQLAlchemy</text:p>
              </text:list-item>
              <text:list-item>
                <text:p>Change management model partially inspired by git</text:p>
              </text:list-item>
              <text:list-item>
                <text:p>Familiar if you’ve ever used Ruby on Rails Active Record Migrations</text:p>
              </text:list-item>
              <text:list-item>
                <text:p>Can support both schema migration and data migration</text:p>
              </text:list-item>
              <text:list-item>
                <text:p>Straightforward to 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embic Bas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nages your migrations with a combination of</text:p>
                <text:list>
                  <text:list-item>
                    <text:p>table in your database (<text:span text:style-name="T2">alembic_version</text:span>)</text:p>
                  </text:list-item>
                  <text:list-item>
                    <text:p>python code defining migration operations (under a special subdirectory, by default <text:span text:style-name="T2">alembic</text:span>)</text:p>
                  </text:list-item>
                  <text:list-item>
                    <text:p>API and command-line tools to support creating and executing migration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etting Up Alembic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stall: <text:span text:style-name="T2">pip install alembic</text:span></text:p>
              </text:list-item>
              <text:list-item>
                <text:p>Create environment</text:p>
                <text:list>
                  <text:list-item>
                    <text:p><text:span text:style-name="T2">alembic init alembic</text:span></text:p>
                  </text:list-item>
                  <text:list-item>
                    <text:p>creates project subdirectory <text:span text:style-name="T2">alembic</text:span> containing templates, setup file, and directory for the migration code</text:p>
                  </text:list-item>
                  <text:list-item>
                    <text:p>you need to do some minor configuration (ini file) – main thing is to point at your data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fining Your Databas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se SQLAlchemy to define your database (declarative base is best) from the outset</text:p>
              </text:list-item>
              <text:list-item>
                <text:p>Alembic to manages initial database creation: <text:s/>migration from nothing to first version</text:p>
              </text:list-item>
              <text:list-item>
                <text:p>No need to code database creation explicitly in SQL or anything else</text:p>
                <text:list>
                  <text:list-item>
                    <text:p>But Alembic doesn’t care if you did: it can be initiated at any point in your database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eating the First Migr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erequisites:</text:p>
                <text:list>
                  <text:list-item>
                    <text:p>database is defined with SQLAlchemy (Python code)</text:p>
                  </text:list-item>
                  <text:list-item>
                    <text:p>Alembic installed and configured:</text:p>
                    <text:list>
                      <text:list-item>
                        <text:p>point <text:span text:style-name="T2">alembic.ini</text:span> at database file</text:p>
                      </text:list-item>
                      <text:list-item>
                        <text:p>edit <text:span text:style-name="T2">env.py</text:span> to point at your database metadata </text:p>
                      </text:list-item>
                    </text:list>
                  </text:list-item>
                </text:list>
              </text:list-item>
              <text:list-item>
                <text:p><text:s/><text:span text:style-name="T2">alembic revision --autogenerate -m </text:span><text:span text:style-name="T2">"create initial database"</text:span></text:p>
                <text:list>
                  <text:list-item>
                    <text:p><text:span text:style-name="T3">creates alembic migration table in your database </text:span><text:span text:style-name="T3">(and your database if it doesn’t yet exist)</text:span></text:p>
                  </text:list-item>
                  <text:list-item>
                    <text:p><text:span text:style-name="T3">creates a migration file in </text:span><text:span text:style-name="T2">./alembic/versions/ </text:span><text:span text:style-name="T3">based on your database definition</text:span></text:p>
                  </text:list-item>
                  <text:list-item>
                    <text:p><text:span text:style-name="T3">edit that file (trivi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unning the First Migr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lembic upgrade head</text:span></text:p>
                <text:list>
                  <text:list-item>
                    <text:p>(how git-like! it goes deeper)</text:p>
                  </text:list-item>
                  <text:list-item>
                    <text:p>runs all migrations (1) to bring alembic version of this database to ‘head’ (latest)</text:p>
                  </text:list-item>
                  <text:list-item>
                    <text:p>creates table <text:span text:style-name="T2">users</text:span></text:p>
                  </text:list-item>
                  <text:list-item>
                    <text:p><text:span text:style-name="T2">updates </text:span><text:span text:style-name="T2">alembic_version</text:span><text:span text:style-name="T2"> table (8ae56)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ify the Databa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Let’s add an Address 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eate and Run 2<text:span text:style-name="T4">nd</text:span> Mig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alembic revision --autogenerate -m </text:span><text:span text:style-name="T2">"add Addresses"</text:span></text:p>
                <text:list>
                  <text:list-item>
                    <text:p>creates migration code in <text:span text:style-name="T2">versions</text:span> subdir</text:p>
                  </text:list-item>
                </text:list>
              </text:list-item>
              <text:list-item>
                <text:p><text:span text:style-name="T2">alembic upgrade head</text:span></text:p>
                <text:list>
                  <text:list-item>
                    <text:p>upgrades database to current head (2nd migration)</text:p>
                  </text:list-item>
                  <text:list-item>
                    <text:p>creates new table addresses in database</text:p>
                  </text:list-item>
                  <text:list-item>
                    <text:p>updates <text:span text:style-name="T2">alembic_version</text:span> table (18886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vert Database to First Vers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lembic downgrade -1</text:span></text:p>
                <text:list>
                  <text:list-item>
                    <text:p>executes the downgrade(s) required to get to the specified version (head-1)</text:p>
                  </text:list-item>
                  <text:list-item>
                    <text:p>deletes table <text:span text:style-name="T2">addresses</text:span></text:p>
                  </text:list-item>
                  <text:list-item>
                    <text:p>updates <text:span text:style-name="T2">alembic_version</text:span> (8ae56)</text:p>
                  </text:list-item>
                  <text:list-item>
                    <text:p>can upgrade again if needed – no information is lost</text:p>
                  </text:list-item>
                  <text:list-item>
                    <text:p>SQLAlchemy definition is now out of step with database version … would probably want to revert that too (via git on the rep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4:26:09.314481162</meta:creation-date>
    <dc:date>2017-07-10T17:43:36.106769833</dc:date>
    <meta:editing-duration>PT33M56S</meta:editing-duration>
    <meta:editing-cycles>6</meta:editing-cycles>
    <meta:generator>LibreOffice/5.1.6.2$Linux_X86_64 LibreOffice_project/10m0$Build-2</meta:generator>
    <meta:document-statistic meta:object-count="81"/>
  </office:meta>
</office:document-meta>
</file>